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MDGMOL+SymbolMT" svg:font-family="MDGMOL+SymbolMT"/>
    <style:font-face style:name="MDGPFA+Wingdings-Regular" svg:font-family="MDGPFA+Wingdings-Regular"/>
    <style:font-face style:name="OpenSymbol" svg:font-family="OpenSymbol"/>
    <style:font-face style:name="TimesNewRomanPSMT" svg:font-family="TimesNewRomanPSMT" style:font-family-generic="roman"/>
    <style:font-face style:name="Arial-BoldItalicMT" svg:font-family="Arial-BoldItalicMT" style:font-family-generic="swiss"/>
    <style:font-face style:name="Arial-BoldMT" svg:font-family="Arial-BoldMT" style:font-family-generic="swiss"/>
    <style:font-face style:name="Arial-ItalicMT" svg:font-family="Arial-ItalicMT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4pt" fo:font-weight="bold" officeooo:paragraph-rsid="000de2c8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00" style:font-name="DejaVu Sans" fo:font-size="12pt" fo:font-weight="normal" officeooo:rsid="000de2c8" officeooo:paragraph-rsid="000de2c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000000" style:font-name="DejaVu Sans" fo:font-size="12pt" fo:font-weight="normal" officeooo:rsid="000de2c8" officeooo:paragraph-rsid="000de2c8" style:font-name-asian="ArialMT" style:font-size-asian="10.5pt" style:font-weight-asian="normal" style:font-name-complex="ArialMT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style:font-name="DejaVu Sans" fo:font-size="12pt" fo:font-weight="normal" officeooo:rsid="000de2c8" officeooo:paragraph-rsid="000ff1a9" style:font-name-asian="ArialMT" style:font-size-asian="10.5pt" style:font-weight-asian="normal" style:font-name-complex="ArialMT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DejaVu Sans" fo:font-size="12pt" fo:font-weight="normal" officeooo:rsid="000e03e4" officeooo:paragraph-rsid="000de2c8" style:font-name-asian="ArialMT" style:font-size-asian="10.5pt" style:font-weight-asian="normal" style:font-name-complex="ArialMT" style:font-size-complex="12pt" style:font-weight-complex="normal"/>
    </style:style>
    <style:style style:name="P6" style:family="paragraph" style:parent-style-name="Standard" style:list-style-name="L2">
      <style:paragraph-properties fo:text-align="justify" style:justify-single-word="false"/>
      <style:text-properties fo:color="#000000" style:font-name="DejaVu Sans" fo:font-size="12pt" fo:font-weight="normal" officeooo:rsid="000e03e4" officeooo:paragraph-rsid="000de2c8" style:font-name-asian="ArialMT" style:font-size-asian="10.5pt" style:font-weight-asian="normal" style:font-name-complex="ArialMT" style:font-size-complex="12pt" style:font-weight-complex="normal"/>
    </style:style>
    <style:style style:name="P7" style:family="paragraph" style:parent-style-name="Standard" style:list-style-name="L4">
      <style:paragraph-properties fo:text-align="justify" style:justify-single-word="false"/>
      <style:text-properties fo:color="#000000" style:font-name="DejaVu Sans" fo:font-size="12pt" fo:font-weight="normal" officeooo:rsid="000e03e4" officeooo:paragraph-rsid="000de2c8" style:font-name-asian="ArialMT" style:font-size-asian="10.5pt" style:font-weight-asian="normal" style:font-name-complex="ArialMT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DejaVu Sans" fo:font-size="12pt" fo:font-weight="normal" officeooo:rsid="000e03e4" officeooo:paragraph-rsid="00150e04" style:font-name-asian="ArialMT" style:font-size-asian="10.5pt" style:font-weight-asian="normal" style:font-name-complex="ArialMT" style:font-size-complex="12pt" style:font-weight-complex="normal"/>
    </style:style>
    <style:style style:name="P9" style:family="paragraph" style:parent-style-name="Standard" style:list-style-name="L5">
      <style:paragraph-properties fo:text-align="justify" style:justify-single-word="false"/>
      <style:text-properties fo:color="#000000" style:font-name="DejaVu Sans" fo:font-size="12pt" fo:font-weight="normal" officeooo:rsid="000e03e4" officeooo:paragraph-rsid="000de2c8" style:font-name-asian="ArialMT" style:font-size-asian="10.5pt" style:font-weight-asian="normal" style:font-name-complex="ArialMT" style:font-size-complex="12pt" style:font-weight-complex="normal"/>
    </style:style>
    <style:style style:name="P10" style:family="paragraph" style:parent-style-name="Standard" style:list-style-name="L5">
      <style:paragraph-properties fo:text-align="justify" style:justify-single-word="false"/>
      <style:text-properties fo:color="#000000" style:font-name="DejaVu Sans" fo:font-size="12pt" fo:font-weight="normal" officeooo:rsid="000e03e4" officeooo:paragraph-rsid="0016a2f5" style:font-name-asian="ArialMT" style:font-size-asian="10.5pt" style:font-weight-asian="normal" style:font-name-complex="ArialMT" style:font-size-complex="12pt" style:font-weight-complex="normal"/>
    </style:style>
    <style:style style:name="P11" style:family="paragraph" style:parent-style-name="Standard" style:list-style-name="L5">
      <style:paragraph-properties fo:text-align="justify" style:justify-single-word="false"/>
      <style:text-properties fo:color="#000000" style:font-name="DejaVu Sans" fo:font-size="12pt" fo:font-weight="normal" officeooo:rsid="000e03e4" officeooo:paragraph-rsid="00195dad" style:font-name-asian="ArialMT" style:font-size-asian="10.5pt" style:font-weight-asian="normal" style:font-name-complex="ArialMT" style:font-size-complex="12pt" style:font-weight-complex="normal"/>
    </style:style>
    <style:style style:name="P12" style:family="paragraph" style:parent-style-name="Standard" style:list-style-name="L6">
      <style:paragraph-properties fo:text-align="justify" style:justify-single-word="false"/>
      <style:text-properties fo:color="#000000" style:font-name="DejaVu Sans" fo:font-size="12pt" fo:font-weight="normal" officeooo:rsid="000e03e4" officeooo:paragraph-rsid="000de2c8" style:font-name-asian="ArialMT" style:font-size-asian="10.5pt" style:font-weight-asian="normal" style:font-name-complex="ArialMT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DejaVu Sans" fo:font-size="12pt" fo:font-weight="normal" officeooo:rsid="000e03e4" officeooo:paragraph-rsid="0016a2f5" style:font-name-asian="ArialMT" style:font-size-asian="10.5pt" style:font-weight-asian="normal" style:font-name-complex="ArialMT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DejaVu Sans" fo:font-size="12pt" fo:font-weight="normal" officeooo:rsid="000e03e4" officeooo:paragraph-rsid="001ec723" style:font-name-asian="ArialMT" style:font-size-asian="10.5pt" style:font-weight-asian="normal" style:font-name-complex="ArialMT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DejaVu Sans" fo:font-size="12pt" fo:font-weight="normal" officeooo:rsid="000e03e4" officeooo:paragraph-rsid="001f43e3" style:font-name-asian="ArialMT" style:font-size-asian="10.5pt" style:font-weight-asian="normal" style:font-name-complex="ArialMT" style:font-size-complex="12pt" style:font-weight-complex="normal"/>
    </style:style>
    <style:style style:name="P16" style:family="paragraph" style:parent-style-name="Standard" style:list-style-name="L10">
      <style:paragraph-properties fo:text-align="justify" style:justify-single-word="false"/>
      <style:text-properties fo:color="#000000" style:font-name="DejaVu Sans" fo:font-size="12pt" fo:font-weight="normal" officeooo:rsid="000e03e4" officeooo:paragraph-rsid="002049c4" style:font-name-asian="ArialMT" style:font-size-asian="10.5pt" style:font-weight-asian="normal" style:font-name-complex="ArialMT" style:font-size-complex="12pt" style:font-weight-complex="normal"/>
    </style:style>
    <style:style style:name="P17" style:family="paragraph" style:parent-style-name="Standard" style:list-style-name="L10">
      <style:paragraph-properties fo:text-align="justify" style:justify-single-word="false"/>
      <style:text-properties fo:color="#000000" style:font-name="DejaVu Sans" fo:font-size="12pt" fo:font-weight="normal" officeooo:rsid="000e03e4" officeooo:paragraph-rsid="002230aa" style:font-name-asian="ArialMT" style:font-size-asian="10.5pt" style:font-weight-asian="normal" style:font-name-complex="ArialMT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style:font-name="DejaVu Sans" fo:font-size="12pt" fo:font-weight="normal" officeooo:rsid="000e03e4" officeooo:paragraph-rsid="002230aa" style:font-name-asian="ArialMT" style:font-size-asian="10.5pt" style:font-weight-asian="normal" style:font-name-complex="ArialMT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style:font-name="DejaVu Sans" fo:font-size="12pt" fo:font-weight="normal" officeooo:rsid="000e03e4" officeooo:paragraph-rsid="00225009" style:font-name-asian="ArialMT" style:font-size-asian="10.5pt" style:font-weight-asian="normal" style:font-name-complex="ArialMT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DejaVu Sans" fo:font-size="12pt" fo:font-weight="normal" officeooo:rsid="000e03e4" officeooo:paragraph-rsid="000de2c8" style:font-name-asian="ArialMT" style:font-size-asian="10.5pt" style:font-weight-asian="normal" style:font-name-complex="ArialMT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style:font-name="DejaVu Sans" fo:font-size="12pt" fo:font-weight="normal" officeooo:rsid="00225009" officeooo:paragraph-rsid="00225009" style:font-name-asian="ArialMT" style:font-size-asian="10.5pt" style:font-weight-asian="normal" style:font-name-complex="ArialMT" style:font-size-complex="12pt" style:font-weight-complex="normal"/>
    </style:style>
    <style:style style:name="P22" style:family="paragraph" style:parent-style-name="Standard" style:list-style-name="L12">
      <style:paragraph-properties fo:text-align="justify" style:justify-single-word="false"/>
      <style:text-properties fo:color="#000000" style:font-name="DejaVu Sans" fo:font-size="12pt" fo:font-weight="normal" officeooo:rsid="00225009" officeooo:paragraph-rsid="00225009" style:font-name-asian="ArialMT" style:font-size-asian="10.5pt" style:font-weight-asian="normal" style:font-name-complex="ArialMT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style:font-name="DejaVu Sans" fo:font-size="12pt" fo:font-weight="normal" officeooo:rsid="00225009" officeooo:paragraph-rsid="0025259d" style:font-name-asian="ArialMT" style:font-size-asian="10.5pt" style:font-weight-asian="normal" style:font-name-complex="ArialMT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style:font-name="DejaVu Sans" fo:font-size="12pt" fo:font-weight="normal" officeooo:rsid="00225009" officeooo:paragraph-rsid="0026dcbd" style:font-name-asian="ArialMT" style:font-size-asian="10.5pt" style:font-weight-asian="normal" style:font-name-complex="ArialMT" style:font-size-complex="12pt" style:font-weight-complex="normal"/>
    </style:style>
    <style:style style:name="P25" style:family="paragraph" style:parent-style-name="Standard" style:list-style-name="L1">
      <style:paragraph-properties fo:text-align="justify" style:justify-single-word="false"/>
      <style:text-properties officeooo:paragraph-rsid="000de2c8"/>
    </style:style>
    <style:style style:name="P26" style:family="paragraph" style:parent-style-name="Standard">
      <style:paragraph-properties fo:text-align="justify" style:justify-single-word="false"/>
      <style:text-properties officeooo:paragraph-rsid="000de2c8"/>
    </style:style>
    <style:style style:name="P27" style:family="paragraph" style:parent-style-name="Standard">
      <style:paragraph-properties fo:text-align="justify" style:justify-single-word="false"/>
      <style:text-properties officeooo:paragraph-rsid="000e03e4"/>
    </style:style>
    <style:style style:name="P28" style:family="paragraph" style:parent-style-name="Standard" style:list-style-name="L6">
      <style:paragraph-properties fo:text-align="justify" style:justify-single-word="false"/>
      <style:text-properties officeooo:paragraph-rsid="00150e04"/>
    </style:style>
    <style:style style:name="P29" style:family="paragraph" style:parent-style-name="Standard" style:list-style-name="L5">
      <style:paragraph-properties fo:text-align="justify" style:justify-single-word="false"/>
      <style:text-properties officeooo:paragraph-rsid="000de2c8"/>
    </style:style>
    <style:style style:name="P30" style:family="paragraph" style:parent-style-name="Standard" style:list-style-name="L7">
      <style:paragraph-properties fo:text-align="justify" style:justify-single-word="false"/>
      <style:text-properties officeooo:paragraph-rsid="001ec723"/>
    </style:style>
    <style:style style:name="P31" style:family="paragraph" style:parent-style-name="Standard">
      <style:paragraph-properties fo:text-align="justify" style:justify-single-word="false"/>
      <style:text-properties officeooo:paragraph-rsid="001f43e3"/>
    </style:style>
    <style:style style:name="P32" style:family="paragraph" style:parent-style-name="Standard" style:list-style-name="L9">
      <style:paragraph-properties fo:text-align="justify" style:justify-single-word="false"/>
      <style:text-properties officeooo:paragraph-rsid="001f43e3"/>
    </style:style>
    <style:style style:name="P33" style:family="paragraph" style:parent-style-name="Standard" style:list-style-name="L10">
      <style:paragraph-properties fo:text-align="justify" style:justify-single-word="false"/>
      <style:text-properties officeooo:paragraph-rsid="001f43e3"/>
    </style:style>
    <style:style style:name="P34" style:family="paragraph" style:parent-style-name="Standard" style:list-style-name="L10">
      <style:paragraph-properties fo:text-align="justify" style:justify-single-word="false"/>
      <style:text-properties officeooo:paragraph-rsid="002049c4"/>
    </style:style>
    <style:style style:name="P35" style:family="paragraph" style:parent-style-name="Standard" style:list-style-name="L11">
      <style:paragraph-properties fo:text-align="justify" style:justify-single-word="false"/>
      <style:text-properties officeooo:paragraph-rsid="002049c4"/>
    </style:style>
    <style:style style:name="P36" style:family="paragraph" style:parent-style-name="Standard" style:list-style-name="L11">
      <style:paragraph-properties fo:text-align="justify" style:justify-single-word="false"/>
      <style:text-properties officeooo:paragraph-rsid="0020b229"/>
    </style:style>
    <style:style style:name="P37" style:family="paragraph" style:parent-style-name="Standard">
      <style:paragraph-properties fo:text-align="justify" style:justify-single-word="false"/>
      <style:text-properties officeooo:paragraph-rsid="0020b229"/>
    </style:style>
    <style:style style:name="P38" style:family="paragraph" style:parent-style-name="Standard">
      <style:paragraph-properties fo:text-align="justify" style:justify-single-word="false"/>
      <style:text-properties officeooo:paragraph-rsid="002230aa"/>
    </style:style>
    <style:style style:name="P39" style:family="paragraph" style:parent-style-name="Standard" style:list-style-name="L13">
      <style:paragraph-properties fo:text-align="justify" style:justify-single-word="false"/>
      <style:text-properties officeooo:paragraph-rsid="0025259d"/>
    </style:style>
    <style:style style:name="P40" style:family="paragraph" style:parent-style-name="Standard" style:list-style-name="L14">
      <style:paragraph-properties fo:text-align="justify" style:justify-single-word="false"/>
      <style:text-properties officeooo:paragraph-rsid="0026dcbd"/>
    </style:style>
    <style:style style:name="T1" style:family="text">
      <style:text-properties officeooo:rsid="000de2c8"/>
    </style:style>
    <style:style style:name="T2" style:family="text">
      <style:text-properties fo:font-weight="normal"/>
    </style:style>
    <style:style style:name="T3" style:family="text">
      <style:text-properties fo:font-weight="normal" officeooo:rsid="000e03e4" style:font-weight-asian="normal" style:font-weight-complex="normal"/>
    </style:style>
    <style:style style:name="T4" style:family="text">
      <style:text-properties fo:font-weight="normal" officeooo:rsid="00225009" style:font-weight-asian="normal" style:font-weight-complex="normal"/>
    </style:style>
    <style:style style:name="T5" style:family="text">
      <style:text-properties fo:font-weight="normal" officeooo:rsid="001ec723"/>
    </style:style>
    <style:style style:name="T6" style:family="text">
      <style:text-properties fo:font-weight="normal" officeooo:rsid="001f43e3"/>
    </style:style>
    <style:style style:name="T7" style:family="text">
      <style:text-properties fo:font-size="12pt"/>
    </style:style>
    <style:style style:name="T8" style:family="text">
      <style:text-properties fo:font-size="12pt" officeooo:rsid="001ec723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font-weight="normal" officeooo:rsid="00225009" style:font-size-asian="24pt" style:font-weight-asian="normal" style:font-size-complex="24pt" style:font-weight-complex="normal"/>
    </style:style>
    <style:style style:name="T11" style:family="text">
      <style:text-properties style:font-name="ArialMT" style:font-name-asian="ArialMT" style:font-name-complex="ArialMT"/>
    </style:style>
    <style:style style:name="T12" style:family="text">
      <style:text-properties style:font-name="ArialMT" fo:font-weight="normal" officeooo:rsid="000e03e4" style:font-name-asian="ArialMT" style:font-weight-asian="normal" style:font-name-complex="ArialMT" style:font-weight-complex="normal"/>
    </style:style>
    <style:style style:name="T13" style:family="text">
      <style:text-properties style:font-name="DejaVu Sans"/>
    </style:style>
    <style:style style:name="T14" style:family="text">
      <style:text-properties style:font-name="DejaVu Sans" fo:font-size="12pt" fo:font-weight="normal" officeooo:rsid="000de2c8" style:font-size-asian="10.5pt" style:font-weight-asian="normal" style:font-size-complex="12pt" style:font-weight-complex="normal"/>
    </style:style>
    <style:style style:name="T15" style:family="text">
      <style:text-properties style:font-name="DejaVu Sans" officeooo:rsid="001ec723"/>
    </style:style>
    <style:style style:name="T16" style:family="text">
      <style:text-properties style:font-name="DejaVu Sans" officeooo:rsid="001f43e3"/>
    </style:style>
    <style:style style:name="T17" style:family="text">
      <style:text-properties style:font-name="DejaVu Sans" officeooo:rsid="0026dcb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014d4" style:font-weight-asian="bold" style:font-weight-complex="bold"/>
    </style:style>
    <style:style style:name="T20" style:family="text">
      <style:text-properties fo:font-weight="bold" officeooo:rsid="00120fcf" style:font-weight-asian="bold" style:font-weight-complex="bold"/>
    </style:style>
    <style:style style:name="T21" style:family="text">
      <style:text-properties fo:color="#000000"/>
    </style:style>
    <style:style style:name="T22" style:family="text">
      <style:text-properties fo:color="#000000" style:font-name="DejaVu Sans" fo:font-size="12pt" fo:font-weight="normal" officeooo:rsid="000de2c8" style:font-size-asian="10.5pt" style:font-weight-asian="normal" style:font-size-complex="12pt" style:font-weight-complex="normal"/>
    </style:style>
    <style:style style:name="T23" style:family="text">
      <style:text-properties fo:color="#000000" style:font-name="DejaVu Sans" fo:font-size="12pt" fo:font-weight="normal" officeooo:rsid="000de2c8" style:font-name-asian="ArialMT" style:font-size-asian="10.5pt" style:font-weight-asian="normal" style:font-name-complex="ArialMT" style:font-size-complex="12pt" style:font-weight-complex="normal"/>
    </style:style>
    <style:style style:name="T24" style:family="text">
      <style:text-properties fo:color="#000000" style:font-name="DejaVu Sans" fo:font-size="12pt" fo:font-weight="normal" officeooo:rsid="000e03e4" style:font-name-asian="ArialMT" style:font-size-asian="10.5pt" style:font-weight-asian="normal" style:font-name-complex="ArialMT" style:font-size-complex="12pt" style:font-weight-complex="normal"/>
    </style:style>
    <style:style style:name="T25" style:family="text">
      <style:text-properties fo:color="#000000" style:font-name="DejaVu Sans" fo:font-size="12pt" fo:font-weight="normal" officeooo:rsid="000ff1a9" style:font-name-asian="ArialMT" style:font-size-asian="10.5pt" style:font-weight-asian="normal" style:font-name-complex="ArialMT" style:font-size-complex="12pt" style:font-weight-complex="normal"/>
    </style:style>
    <style:style style:name="T26" style:family="text">
      <style:text-properties fo:color="#000000" style:font-name="DejaVu Sans" fo:font-size="12pt" fo:font-weight="normal" officeooo:rsid="00150e04" style:font-name-asian="ArialMT" style:font-size-asian="10.5pt" style:font-weight-asian="normal" style:font-name-complex="ArialMT" style:font-size-complex="12pt" style:font-weight-complex="normal"/>
    </style:style>
    <style:style style:name="T27" style:family="text">
      <style:text-properties fo:color="#000000" style:font-name="DejaVu Sans" fo:font-size="12pt" fo:font-weight="normal" officeooo:rsid="001ec723" style:font-name-asian="ArialMT" style:font-size-asian="10.5pt" style:font-weight-asian="normal" style:font-name-complex="ArialMT" style:font-size-complex="12pt" style:font-weight-complex="normal"/>
    </style:style>
    <style:style style:name="T28" style:family="text">
      <style:text-properties fo:color="#000000" style:font-name="DejaVu Sans" fo:font-size="12pt" fo:font-weight="normal" officeooo:rsid="001f43e3" style:font-name-asian="ArialMT" style:font-size-asian="10.5pt" style:font-weight-asian="normal" style:font-name-complex="ArialMT" style:font-size-complex="12pt" style:font-weight-complex="normal"/>
    </style:style>
    <style:style style:name="T29" style:family="text">
      <style:text-properties fo:color="#000000" style:font-name="DejaVu Sans" fo:font-size="12pt" fo:font-weight="normal" officeooo:rsid="001f3b9c" style:font-name-asian="ArialMT" style:font-size-asian="10.5pt" style:font-weight-asian="normal" style:font-name-complex="ArialMT" style:font-size-complex="12pt" style:font-weight-complex="normal"/>
    </style:style>
    <style:style style:name="T30" style:family="text">
      <style:text-properties fo:color="#000000" style:font-name="DejaVu Sans" fo:font-size="12pt" fo:font-weight="normal" officeooo:rsid="002049c4" style:font-name-asian="ArialMT" style:font-size-asian="10.5pt" style:font-weight-asian="normal" style:font-name-complex="ArialMT" style:font-size-complex="12pt" style:font-weight-complex="normal"/>
    </style:style>
    <style:style style:name="T31" style:family="text">
      <style:text-properties fo:color="#000000" style:font-name="DejaVu Sans" fo:font-size="12pt" fo:font-weight="normal" officeooo:rsid="0020b229" style:font-name-asian="ArialMT" style:font-size-asian="10.5pt" style:font-weight-asian="normal" style:font-name-complex="ArialMT" style:font-size-complex="12pt" style:font-weight-complex="normal"/>
    </style:style>
    <style:style style:name="T32" style:family="text">
      <style:text-properties fo:color="#000000" style:font-name="DejaVu Sans" fo:font-size="12pt" fo:font-weight="normal" officeooo:rsid="002230aa" style:font-name-asian="ArialMT" style:font-size-asian="10.5pt" style:font-weight-asian="normal" style:font-name-complex="ArialMT" style:font-size-complex="12pt" style:font-weight-complex="normal"/>
    </style:style>
    <style:style style:name="T33" style:family="text">
      <style:text-properties fo:color="#000000" style:font-name="DejaVu Sans" fo:font-size="12pt" fo:font-weight="normal" officeooo:rsid="00225009" style:font-name-asian="ArialMT" style:font-size-asian="10.5pt" style:font-weight-asian="normal" style:font-name-complex="ArialMT" style:font-size-complex="12pt" style:font-weight-complex="normal"/>
    </style:style>
    <style:style style:name="T34" style:family="text">
      <style:text-properties fo:color="#000000" style:font-name="DejaVu Sans" fo:font-size="12pt" fo:font-weight="normal" officeooo:rsid="0026dcbd" style:font-name-asian="ArialMT" style:font-size-asian="10.5pt" style:font-weight-asian="normal" style:font-name-complex="ArialMT" style:font-size-complex="12pt" style:font-weight-complex="normal"/>
    </style:style>
    <style:style style:name="T35" style:family="text">
      <style:text-properties fo:color="#000000" style:font-name="DejaVu Sans" fo:font-size="12pt" fo:font-weight="normal" officeooo:rsid="000de2c8" style:font-name-asian="Arial-BoldMT" style:font-size-asian="10.5pt" style:font-weight-asian="normal" style:font-name-complex="Arial-BoldMT" style:font-size-complex="12pt" style:font-weight-complex="normal"/>
    </style:style>
    <style:style style:name="T36" style:family="text">
      <style:text-properties fo:color="#000000" style:font-name="DejaVu Sans" fo:font-size="12pt" fo:font-weight="normal" officeooo:rsid="000e03e4" style:font-name-asian="Arial-BoldMT" style:font-size-asian="10.5pt" style:font-weight-asian="normal" style:font-name-complex="Arial-BoldMT" style:font-size-complex="12pt" style:font-weight-complex="normal"/>
    </style:style>
    <style:style style:name="T37" style:family="text">
      <style:text-properties fo:color="#000000" style:font-name="DejaVu Sans" fo:font-size="12pt" fo:font-weight="normal" officeooo:rsid="000de2c8" style:font-name-asian="TimesNewRomanPSMT" style:font-size-asian="10.5pt" style:font-weight-asian="normal" style:font-name-complex="TimesNewRomanPSMT" style:font-size-complex="12pt" style:font-weight-complex="normal"/>
    </style:style>
    <style:style style:name="T38" style:family="text">
      <style:text-properties fo:color="#000000" style:font-name="DejaVu Sans" fo:font-size="12pt" fo:font-style="italic" fo:font-weight="normal" officeooo:rsid="000e03e4" style:font-name-asian="ArialMT" style:font-size-asian="10.5pt" style:font-style-asian="italic" style:font-weight-asian="normal" style:font-name-complex="ArialMT" style:font-size-complex="12pt" style:font-style-complex="italic" style:font-weight-complex="normal"/>
    </style:style>
    <style:style style:name="T39" style:family="text">
      <style:text-properties fo:color="#000000" style:font-name="DejaVu Sans" fo:font-size="12pt" fo:font-weight="bold" officeooo:rsid="000e03e4" style:font-name-asian="ArialMT" style:font-size-asian="10.5pt" style:font-weight-asian="bold" style:font-name-complex="ArialMT" style:font-size-complex="12pt" style:font-weight-complex="bold"/>
    </style:style>
    <style:style style:name="T40" style:family="text">
      <style:text-properties fo:color="#000000" style:font-name="DejaVu Sans" fo:font-size="12pt" fo:font-weight="bold" officeooo:rsid="001ec723" style:font-name-asian="ArialMT" style:font-size-asian="10.5pt" style:font-weight-asian="bold" style:font-name-complex="ArialMT" style:font-size-complex="12pt" style:font-weight-complex="bold"/>
    </style:style>
    <style:style style:name="T41" style:family="text">
      <style:text-properties fo:color="#000000" style:font-name="DejaVu Sans" fo:font-size="12pt" fo:font-weight="bold" officeooo:rsid="001f43e3" style:font-name-asian="ArialMT" style:font-size-asian="10.5pt" style:font-weight-asian="bold" style:font-name-complex="ArialMT" style:font-size-complex="12pt" style:font-weight-complex="bold"/>
    </style:style>
    <style:style style:name="T42" style:family="text">
      <style:text-properties fo:color="#000000" style:font-name="Arial-BoldMT" fo:font-size="24pt" style:font-name-asian="Arial-BoldMT" style:font-size-asian="24pt" style:font-name-complex="Arial-BoldMT" style:font-size-complex="24pt"/>
    </style:style>
    <style:style style:name="T43" style:family="text">
      <style:text-properties fo:color="#000000" style:font-name="Arial-BoldMT" fo:font-size="22pt" style:font-name-asian="Arial-BoldMT" style:font-size-asian="22pt" style:font-name-complex="Arial-BoldMT" style:font-size-complex="22pt"/>
    </style:style>
    <style:style style:name="T44" style:family="text">
      <style:text-properties fo:color="#000000" officeooo:rsid="001ec723"/>
    </style:style>
    <style:style style:name="T45" style:family="text">
      <style:text-properties fo:color="#000000" officeooo:rsid="001f43e3"/>
    </style:style>
    <style:style style:name="T46" style:family="text">
      <style:text-properties fo:color="#000000" officeooo:rsid="0026dcbd"/>
    </style:style>
    <style:style style:name="T47" style:family="text">
      <style:text-properties style:font-name-asian="ArialMT"/>
    </style:style>
    <style:style style:name="T48" style:family="text">
      <style:text-properties officeooo:rsid="001ec723" style:font-name-asian="ArialMT"/>
    </style:style>
    <style:style style:name="T49" style:family="text">
      <style:text-properties officeooo:rsid="002049c4" style:font-name-asian="ArialMT"/>
    </style:style>
    <style:style style:name="T50" style:family="text">
      <style:text-properties style:font-name-asian="Arial-BoldMT" style:font-name-complex="Arial-BoldMT"/>
    </style:style>
    <style:style style:name="T51" style:family="text">
      <style:text-properties style:font-size-asian="10.5pt"/>
    </style:style>
    <style:style style:name="T52" style:family="text">
      <style:text-properties officeooo:rsid="001ec723" style:font-size-asian="10.5pt"/>
    </style:style>
    <style:style style:name="T53" style:family="text">
      <style:text-properties officeooo:rsid="002049c4" style:font-size-asian="10.5pt"/>
    </style:style>
    <style:style style:name="T54" style:family="text">
      <style:text-properties style:font-weight-asian="normal"/>
    </style:style>
    <style:style style:name="T55" style:family="text">
      <style:text-properties officeooo:rsid="0016a2f5" style:font-weight-asian="normal"/>
    </style:style>
    <style:style style:name="T56" style:family="text">
      <style:text-properties officeooo:rsid="001ec723" style:font-weight-asian="normal"/>
    </style:style>
    <style:style style:name="T57" style:family="text">
      <style:text-properties officeooo:rsid="002049c4" style:font-weight-asian="normal"/>
    </style:style>
    <style:style style:name="T58" style:family="text">
      <style:text-properties style:font-size-complex="12pt"/>
    </style:style>
    <style:style style:name="T59" style:family="text">
      <style:text-properties style:font-weight-complex="normal"/>
    </style:style>
    <style:style style:name="T60" style:family="text">
      <style:text-properties officeooo:rsid="001ec723" style:font-weight-complex="normal"/>
    </style:style>
    <style:style style:name="T61" style:family="text">
      <style:text-properties officeooo:rsid="000e03e4"/>
    </style:style>
    <style:style style:name="T62" style:family="text">
      <style:text-properties style:font-name="TimesNewRomanPSMT" fo:font-size="24pt" fo:font-weight="normal" officeooo:rsid="00225009" style:font-name-asian="TimesNewRomanPSMT" style:font-size-asian="24pt" style:font-weight-asian="normal" style:font-name-complex="TimesNewRomanPSMT" style:font-size-complex="24pt" style:font-weight-complex="normal"/>
    </style:style>
    <style:style style:name="T63" style:family="text">
      <style:text-properties style:font-name="Arial-BoldMT" fo:font-weight="normal" officeooo:rsid="00225009" style:font-name-asian="Arial-BoldMT" style:font-weight-asian="normal" style:font-name-complex="Arial-BoldMT" style:font-weight-complex="normal"/>
    </style:style>
    <style:style style:name="T64" style:family="text">
      <style:text-properties fo:font-size="28pt" style:font-size-asian="28pt" style:font-size-complex="28pt"/>
    </style:style>
    <style:style style:name="T65" style:family="text">
      <style:text-properties fo:font-size="28pt" fo:font-weight="normal" officeooo:rsid="00225009" style:font-size-asian="28pt" style:font-weight-asian="normal" style:font-size-complex="28pt" style:font-weight-complex="normal"/>
    </style:style>
    <style:style style:name="T66" style:family="text">
      <style:text-properties style:font-name-complex="ArialMT"/>
    </style:style>
    <style:style style:name="T67" style:family="text">
      <style:text-properties officeooo:rsid="0016a2f5" style:font-name-complex="ArialMT"/>
    </style:style>
    <style:style style:name="T68" style:family="text">
      <style:text-properties officeooo:rsid="001ec723" style:font-name-complex="ArialMT"/>
    </style:style>
    <style:style style:name="T69" style:family="text">
      <style:text-properties officeooo:rsid="000ff1a9"/>
    </style:style>
    <style:style style:name="T70" style:family="text">
      <style:text-properties officeooo:rsid="001014d4"/>
    </style:style>
    <style:style style:name="T71" style:family="text">
      <style:text-properties fo:color="#ff0000" fo:font-size="24pt" style:font-size-asian="24pt" style:font-size-complex="24pt"/>
    </style:style>
    <style:style style:name="T72" style:family="text">
      <style:text-properties fo:color="#ff0000" fo:font-size="24pt" fo:font-weight="normal" officeooo:rsid="00225009" style:font-size-asian="24pt" style:font-weight-asian="normal" style:font-size-complex="24pt" style:font-weight-complex="normal"/>
    </style:style>
    <style:style style:name="T73" style:family="text">
      <style:text-properties fo:color="#ff0000" fo:font-size="28pt" style:font-size-asian="28pt" style:font-size-complex="28pt"/>
    </style:style>
    <style:style style:name="T74" style:family="text">
      <style:text-properties fo:color="#ff0000" fo:font-size="28pt" fo:font-weight="normal" officeooo:rsid="00225009" style:font-size-asian="28pt" style:font-weight-asian="normal" style:font-size-complex="28pt" style:font-weight-complex="normal"/>
    </style:style>
    <style:style style:name="T75" style:family="text">
      <style:text-properties fo:color="#ff0000" style:font-name="Arial-BoldMT" fo:font-size="28pt" style:font-name-asian="Arial-BoldMT" style:font-size-asian="28pt" style:font-name-complex="Arial-BoldMT" style:font-size-complex="28pt"/>
    </style:style>
    <style:style style:name="T76" style:family="text">
      <style:text-properties fo:color="#ff0000" style:font-name="DejaVu Sans" fo:font-size="12pt" fo:font-weight="normal" officeooo:rsid="00225009" style:font-size-asian="10.5pt" style:font-weight-asian="normal" style:font-size-complex="12pt" style:font-weight-complex="normal"/>
    </style:style>
    <style:style style:name="T77" style:family="text">
      <style:text-properties fo:color="#3333cd" fo:font-size="24pt" fo:font-weight="normal" officeooo:rsid="000e03e4" style:font-size-asian="24pt" style:font-weight-asian="normal" style:font-size-complex="24pt" style:font-weight-complex="normal"/>
    </style:style>
    <style:style style:name="T78" style:family="text">
      <style:text-properties fo:color="#3333cd" style:font-name="ArialMT" fo:font-size="25pt" fo:font-weight="normal" officeooo:rsid="000e03e4" style:font-name-asian="ArialMT" style:font-size-asian="25pt" style:font-weight-asian="normal" style:font-name-complex="ArialMT" style:font-size-complex="25pt" style:font-weight-complex="normal"/>
    </style:style>
    <style:style style:name="T79" style:family="text">
      <style:text-properties fo:color="#3333cd" fo:font-size="20pt" fo:font-weight="normal" officeooo:rsid="000e03e4" style:font-size-asian="20pt" style:font-weight-asian="normal" style:font-size-complex="20pt" style:font-weight-complex="normal"/>
    </style:style>
    <style:style style:name="T80" style:family="text">
      <style:text-properties fo:color="#3333cd" style:font-name="MDGPFA+Wingdings-Regular" fo:font-size="24pt" style:font-name-asian="MDGPFA+Wingdings-Regular" style:font-size-asian="24pt" style:font-name-complex="MDGPFA+Wingdings-Regular" style:font-size-complex="24pt"/>
    </style:style>
    <style:style style:name="T81" style:family="text">
      <style:text-properties fo:color="#3333cd" style:font-name="MDGPFA+Wingdings-Regular" fo:font-size="32pt" fo:font-weight="normal" officeooo:rsid="00225009" style:font-name-asian="MDGPFA+Wingdings-Regular" style:font-size-asian="32pt" style:font-weight-asian="normal" style:font-name-complex="MDGPFA+Wingdings-Regular" style:font-size-complex="32pt" style:font-weight-complex="normal"/>
    </style:style>
    <style:style style:name="T82" style:family="text">
      <style:text-properties fo:color="#3333cd" fo:font-size="28pt" style:font-size-asian="28pt" style:font-size-complex="28pt"/>
    </style:style>
    <style:style style:name="T83" style:family="text">
      <style:text-properties fo:color="#cd0000"/>
    </style:style>
    <style:style style:name="T84" style:family="text">
      <style:text-properties fo:color="#cd0000" fo:font-size="24pt" style:font-size-asian="24pt" style:font-size-complex="24pt"/>
    </style:style>
    <style:style style:name="T85" style:family="text">
      <style:text-properties fo:color="#cd0000" style:font-name="Arial-BoldMT" fo:font-size="24pt" style:font-name-asian="Arial-BoldMT" style:font-size-asian="24pt" style:font-name-complex="Arial-BoldMT" style:font-size-complex="24pt"/>
    </style:style>
    <style:style style:name="T86" style:family="text">
      <style:text-properties fo:color="#cd0000" style:font-name="Arial-BoldMT" fo:font-size="24pt" fo:font-weight="normal" officeooo:rsid="00225009" style:font-name-asian="Arial-BoldMT" style:font-size-asian="24pt" style:font-weight-asian="normal" style:font-name-complex="Arial-BoldMT" style:font-size-complex="24pt" style:font-weight-complex="normal"/>
    </style:style>
    <style:style style:name="T87" style:family="text">
      <style:text-properties fo:color="#cd0000" style:font-name="Arial-BoldMT" fo:font-size="28pt" fo:font-weight="normal" officeooo:rsid="00225009" style:font-name-asian="Arial-BoldMT" style:font-size-asian="28pt" style:font-weight-asian="normal" style:font-name-complex="Arial-BoldMT" style:font-size-complex="28pt" style:font-weight-complex="normal"/>
    </style:style>
    <style:style style:name="T88" style:family="text">
      <style:text-properties fo:color="#cd0000" fo:font-size="22pt" fo:font-weight="normal" officeooo:rsid="000e03e4" style:font-size-asian="22pt" style:font-weight-asian="normal" style:font-size-complex="22pt" style:font-weight-complex="normal"/>
    </style:style>
    <style:style style:name="T89" style:family="text">
      <style:text-properties fo:color="#cd0000" fo:font-weight="normal" officeooo:rsid="000e03e4" style:font-weight-asian="normal" style:font-weight-complex="normal"/>
    </style:style>
    <style:style style:name="T90" style:family="text">
      <style:text-properties fo:color="#cd0000" fo:font-weight="normal" officeooo:rsid="00225009" style:font-weight-asian="normal" style:font-weight-complex="normal"/>
    </style:style>
    <style:style style:name="T91" style:family="text">
      <style:text-properties fo:color="#cd0000" fo:font-size="28pt" style:font-size-asian="28pt" style:font-size-complex="28pt"/>
    </style:style>
    <style:style style:name="T92" style:family="text">
      <style:text-properties fo:color="#cd0000" style:font-name="MDGPFA+Wingdings-Regular" style:font-name-asian="MDGPFA+Wingdings-Regular" style:font-name-complex="MDGPFA+Wingdings-Regular"/>
    </style:style>
    <style:style style:name="T93" style:family="text">
      <style:text-properties fo:color="#cd0000" style:font-name="MDGPFA+Wingdings-Regular" fo:font-size="26pt" style:font-name-asian="MDGPFA+Wingdings-Regular" style:font-size-asian="26pt" style:font-name-complex="MDGPFA+Wingdings-Regular" style:font-size-complex="26pt"/>
    </style:style>
    <style:style style:name="T94" style:family="text">
      <style:text-properties fo:color="#cd0000" style:font-name="MDGPFA+Wingdings-Regular" fo:font-size="24pt" style:font-name-asian="MDGPFA+Wingdings-Regular" style:font-size-asian="24pt" style:font-name-complex="MDGPFA+Wingdings-Regular" style:font-size-complex="24pt"/>
    </style:style>
    <style:style style:name="T95" style:family="text">
      <style:text-properties fo:color="#cd0000" fo:font-size="31pt" style:font-size-asian="31pt" style:font-size-complex="31pt"/>
    </style:style>
    <style:style style:name="T96" style:family="text">
      <style:text-properties officeooo:rsid="00120fcf"/>
    </style:style>
    <style:style style:name="T97" style:family="text">
      <style:text-properties style:text-underline-style="none"/>
    </style:style>
    <style:style style:name="T98" style:family="text">
      <style:text-properties fo:font-size="22pt" style:font-size-asian="22pt" style:font-size-complex="22pt"/>
    </style:style>
    <style:style style:name="T99" style:family="text">
      <style:text-properties fo:font-size="22pt" fo:font-weight="normal" officeooo:rsid="000e03e4" style:font-size-asian="22pt" style:font-weight-asian="normal" style:font-size-complex="22pt" style:font-weight-complex="normal"/>
    </style:style>
    <style:style style:name="T100" style:family="text">
      <style:text-properties officeooo:rsid="0014d9ed"/>
    </style:style>
    <style:style style:name="T101" style:family="text">
      <style:text-properties officeooo:rsid="00150e04"/>
    </style:style>
    <style:style style:name="T102" style:family="text">
      <style:text-properties officeooo:rsid="0016a2f5"/>
    </style:style>
    <style:style style:name="T103" style:family="text">
      <style:text-properties officeooo:rsid="00195dad"/>
    </style:style>
    <style:style style:name="T104" style:family="text">
      <style:text-properties officeooo:rsid="001ad53f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officeooo:rsid="001ad53f" style:font-style-asian="italic" style:font-style-complex="italic"/>
    </style:style>
    <style:style style:name="T107" style:family="text">
      <style:text-properties fo:font-style="italic" officeooo:rsid="000e03e4" style:font-style-asian="italic" style:font-style-complex="italic"/>
    </style:style>
    <style:style style:name="T108" style:family="text">
      <style:text-properties officeooo:rsid="001dbf5a"/>
    </style:style>
    <style:style style:name="T109" style:family="text">
      <style:text-properties officeooo:rsid="001ec723"/>
    </style:style>
    <style:style style:name="T110" style:family="text">
      <style:text-properties officeooo:rsid="001f3b9c"/>
    </style:style>
    <style:style style:name="T111" style:family="text">
      <style:text-properties officeooo:rsid="001f43e3"/>
    </style:style>
    <style:style style:name="T112" style:family="text">
      <style:text-properties fo:font-size="20pt" fo:font-weight="normal" officeooo:rsid="000e03e4" style:font-size-asian="20pt" style:font-weight-asian="normal" style:font-size-complex="20pt" style:font-weight-complex="normal"/>
    </style:style>
    <style:style style:name="T113" style:family="text">
      <style:text-properties officeooo:rsid="002230aa"/>
    </style:style>
    <style:style style:name="T114" style:family="text">
      <style:text-properties fo:color="#da0b00" style:font-name="Arial-BoldItalicMT" fo:font-size="24pt" style:font-name-asian="Arial-BoldItalicMT" style:font-size-asian="24pt" style:font-name-complex="Arial-BoldItalicMT" style:font-size-complex="24pt"/>
    </style:style>
    <style:style style:name="T115" style:family="text">
      <style:text-properties fo:color="#da0b00" style:font-name="Arial-BoldItalicMT" fo:font-size="24pt" fo:font-weight="normal" officeooo:rsid="000e03e4" style:font-name-asian="Arial-BoldItalicMT" style:font-size-asian="24pt" style:font-weight-asian="normal" style:font-name-complex="Arial-BoldItalicMT" style:font-size-complex="24pt" style:font-weight-complex="normal"/>
    </style:style>
    <style:style style:name="T116" style:family="text">
      <style:text-properties officeooo:rsid="00225009"/>
    </style:style>
    <style:style style:name="T117" style:family="text">
      <style:text-properties officeooo:rsid="0023a13a"/>
    </style:style>
    <style:style style:name="T118" style:family="text">
      <style:text-properties style:font-name="Arial-ItalicMT" fo:font-size="28pt" fo:font-weight="normal" officeooo:rsid="00225009" style:font-name-asian="Arial-ItalicMT" style:font-size-asian="28pt" style:font-weight-asian="normal" style:font-name-complex="Arial-ItalicMT" style:font-size-complex="28pt" style:font-weight-complex="normal"/>
    </style:style>
    <style:style style:name="T119" style:family="text">
      <style:text-properties style:font-name="Arial-ItalicMT" fo:font-weight="normal" officeooo:rsid="00225009" style:font-name-asian="Arial-ItalicMT" style:font-weight-asian="normal" style:font-name-complex="Arial-ItalicMT" style:font-weight-complex="normal"/>
    </style:style>
    <style:style style:name="T120" style:family="text">
      <style:text-properties fo:font-size="32pt" fo:font-weight="normal" officeooo:rsid="00225009" style:font-size-asian="32pt" style:font-weight-asian="normal" style:font-size-complex="32pt" style:font-weight-complex="normal"/>
    </style:style>
    <style:style style:name="T121" style:family="text">
      <style:text-properties officeooo:rsid="0025259d"/>
    </style:style>
    <style:style style:name="T122" style:family="text">
      <style:text-properties officeooo:rsid="0026dcb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LGEBRA DI DATI</text:span></text:p>
      <text:p text:style-name="P2"/>
      <text:p text:style-name="P2">Come è già stato osservato in precedenza l'uso della parametrizzazione e della specifica consentono la definizione di diversi tipi di astrazione:</text:p>
      <text:p text:style-name="P2"/>
      <text:list xml:id="list606067907" text:style-name="L1">
        <text:list-item>
          <text:p text:style-name="P25"><text:span text:style-name="T35">astrazione procedurale: </text:span><text:span text:style-name="T23">si aggiungono nuovi operatori a quelli della macchina astratta del linguaggio di programmazione. E' possibile dire che pressoché qualunque linguaggio di programmazione fornisce la astrazione procedurale e attraverso la specifica è possibile descrivere le proprietà del nuovo operatore</text:span></text:p>
        </text:list-item>
      </text:list>
      <text:p text:style-name="P26"><text:span text:style-name="T35"/></text:p>
      <text:list xml:id="list925300092" text:continue-numbering="true" text:style-name="L1">
        <text:list-item>
          <text:p text:style-name="P25"><text:span text:style-name="T35">astrazione di dati:</text:span><text:span text:style-name="T35"> </text:span><text:span text:style-name="T23">si aggiungono nuovi tipi di dato a quelli della macchina astratta del linguaggio di programmazione</text:span></text:p>
        </text:list-item>
      </text:list>
      <text:p text:style-name="P2"><text:span text:style-name="T50"/></text:p>
      <text:list xml:id="list217552652" text:continue-numbering="true" text:style-name="L1">
        <text:list-item>
          <text:p text:style-name="P25"><text:span text:style-name="T35">iterazione astratta:</text:span><text:span text:style-name="T35"> </text:span><text:span text:style-name="T23">permette di iterare su elementi di una collezione, senza sapere come questi vengono ottenuti</text:span></text:p>
        </text:list-item>
      </text:list>
      <text:p text:style-name="P2"><text:span text:style-name="T50"/></text:p>
      <text:list xml:id="list1005794003" text:continue-numbering="true" text:style-name="L1">
        <text:list-item>
          <text:p text:style-name="P25"><text:span text:style-name="T35">gerarchi</text:span><text:span text:style-name="T36">a</text:span><text:span text:style-name="T35"> di tipo:</text:span><text:span text:style-name="T37"> </text:span><text:span text:style-name="T23">permette di astrarre da specifici tipi di dato a famiglie di tipi correlati</text:span></text:p>
        </text:list-item>
      </text:list>
      <text:p text:style-name="P26"><text:span text:style-name="T23"/></text:p>
      <text:p text:style-name="P26"><text:span text:style-name="T23">L'astrazione procedurale espone all'utente un punto di vista della procedura che gli consente di non preoccuparsi dei dettagli implementativi (come la procedura fa l'operazione cui è deputata) che possono spesso essere anche molto complessi. Dunque le informazioni del corpo della procedura diventano dal punto di vista dell'utente non rilevanti e non potendone osservare la computazione delle istruzioni ivi contenute non può dedurre dal corpo proprietà diverse da quelle specificate nelle asserzioni.</text:span></text:p>
      <text:p text:style-name="P26"><text:span text:style-name="T23"/></text:p>
      <text:p text:style-name="P26"><text:span text:style-name="T24">L'astrazione di dati</text:span><text:span text:style-name="T23"> ricalca ed estende il concetto di astrazione procedurale </text:span><text:span text:style-name="T24">e ormai è </text:span><text:span text:style-name="T23">fornita da tutti i linguaggi ad alto livello moderni; </text:span><text:span text:style-name="T24">essa </text:span><text:span text:style-name="T23">aggiunge al linguaggio nuovi tipi di dato e i relativi operatori </text:span><text:span text:style-name="T24">ed è una cosa diversa dal disporre di un insieme di astrazioni procedurali che agiscono u un tipo di dato.</text:span></text:p>
      <text:p text:style-name="P26"><text:span text:style-name="T23"/></text:p>
      <text:p text:style-name="P27"><text:span text:style-name="T24">L'iterazione astratta non è fornita direttamente da nessun linguaggio di programmazione di uso comune ma può essere simulata (in C++ o Java). Il suo scopo è consentire l'iterazione sugli elementi di una collezione senza fornire informazioni su come tali elementi sono ottenuti ossia si astrae sul flusso di controllo del ciclo iterativo. </text:span><text:span text:style-name="T25">Tipicamente gli elementi sono essi stessi dei tipi di dato astratto.</text:span></text:p>
      <text:p text:style-name="P27"><text:span text:style-name="T24"/></text:p>
      <text:p text:style-name="P26"><text:span text:style-name="T24">La gerarchia di tipo è fornita da alcuni linguaggi di alto livello come ad esempio Java</text:span><text:span text:style-name="T23"> </text:span><text:span text:style-name="T24">e </text:span><text:span text:style-name="T23">permett</text:span><text:span text:style-name="T24">e </text:span><text:span text:style-name="T23">di astrarre gruppi di astrazioni di dati (tipi) a famiglie di tipi </text:span><text:span text:style-name="T24">che condividono alcuni operatori </text:span><text:span text:style-name="T23">definit</text:span><text:span text:style-name="T24">i</text:span><text:span text:style-name="T23"> nel supertype, di cui tutti i tipi della famiglia sono subtypes.</text:span></text:p>
      <text:p text:style-name="P3"><text:span text:style-name="T61">U</text:span>na famiglia di tipi astrae i dettagli che rendono diversi tra loro i vari tipi della famiglia <text:span text:style-name="T61">consentendo </text:span>in molti casi, <text:span text:style-name="T61">a</text:span>l programmatore <text:span text:style-name="T61">di </text:span>ignorar<text:span text:style-name="T61">ne</text:span> <text:span text:style-name="T61">le </text:span>differenze.</text:p>
      <text:p text:style-name="P3"/>
      <text:p text:style-name="P4"><text:span text:style-name="T69">Anche se è realizzabile in linguaggi a tipizzazione forte, </text:span><text:span text:style-name="T70">l'astrazione di dati è il meccanismo fondamentale della </text:span><text:span text:style-name="T19">programmazione orientata agli oggetti</text:span><text:span text:style-name="T70">.</text:span></text:p>
      <text:p text:style-name="P5"/>
      <text:p text:style-name="P5">E' comunque possibile realizzare astrazione di dati anche all'interno del <text:soft-page-break/>paradigma di programmazione funzionale.</text:p>
      <text:p text:style-name="P5"/>
      <text:p text:style-name="P5">L<text:span text:style-name="T96">'astrazione </text:span>sollecita ad individuare le organizzazioni dei dati più adatte alla soluzione di un problema operando un<text:span text:style-name="T96">'</text:span>estensione dell<text:span text:style-name="T96">'</text:span><text:span text:style-name="T20">algebra dei dati</text:span><text:span text:style-name="T96"> </text:span>disponibile in un dato linguaggio di programmazione.</text:p>
      <text:p text:style-name="P5"/>
      <text:p text:style-name="P5">Un'algebra è un sistema matematico costituito da:</text:p>
      <text:list xml:id="list1473083631" text:style-name="L2">
        <text:list-item>
          <text:p text:style-name="P6">un dominio, cioè un insieme di valori</text:p>
        </text:list-item>
        <text:list-item>
          <text:p text:style-name="P6">un insieme di funzioni applicabili su tali valori</text:p>
          <text:p text:style-name="P6"/>
        </text:list-item>
      </text:list>
      <text:p text:style-name="P5">Numero, Tipo e Proprietà delle funzioni sono gli elementi essenziali di un'algebra. Molti linguaggi di programmazione forniscono i mezzi per creare nuovi tipi di dati, ma non tutti consentono di definire un'algebra completa creando Tipi di Dati Astratti.</text:p>
      <text:p text:style-name="P5"/>
      <text:p text:style-name="P5"><text:span text:style-name="T97">U</text:span>n tipo di dati si dice astratto e viene indicato con ADT (Abstract Data Type) se le operazioni applicabili sugli oggetti o strutture dati che rappresentano sono isolate dai dettagli usati per realizzare il tipo. La corrispondenza tra tipo astratto e algebra si basa sul parallelo tra gli insiemi di valori di un algebra e i domini di definizione di un tipo astratto, e tra le funzioni di un'algebra e gli operatori associati ad un tipo astratto.</text:p>
      <text:p text:style-name="P5"/>
      <text:p text:style-name="P5"><text:span text:style-name="T100">U</text:span>n<text:span text:style-name="T100">'</text:span>algebra dei dati può essere definita come costituita da:</text:p>
      <text:p text:style-name="P5"/>
      <text:list xml:id="list187200590" text:style-name="L4">
        <text:list-item>
          <text:p text:style-name="P7">una famiglia di insiemi (insieme di dati)</text:p>
        </text:list-item>
        <text:list-item>
          <text:p text:style-name="P7">una famiglia di operatori sui dati (operatori)</text:p>
        </text:list-item>
        <text:list-item>
          <text:p text:style-name="P7">un repertorio di simboli (o nomi) per indicare l<text:span text:style-name="T102">'</text:span>insieme di dati</text:p>
        </text:list-item>
        <text:list-item>
          <text:p text:style-name="P7">un repertorio di simboli (o nomi) per indicare gli operatori</text:p>
        </text:list-item>
        <text:list-item>
          <text:p text:style-name="P7">un repertorio di simboli (<text:span text:style-name="T100">o</text:span> costanti) per indicare <text:span text:style-name="T100">specifici </text:span>elementi degli insiemi di dati</text:p>
        </text:list-item>
      </text:list>
      <text:p text:style-name="P5"/>
      <text:p text:style-name="P8"><text:span text:style-name="T101">Un esempio di algebra di dati può essere il seguente:</text:span></text:p>
      <text:p text:style-name="P5"/>
      <text:list xml:id="list1128739639" text:style-name="L5">
        <text:list-item>
          <text:p text:style-name="P9"><text:span text:style-name="T101">una famiglia di insiemi costituita dall'</text:span>insiem<text:span text:style-name="T101">e</text:span> dei numeri interi, <text:span text:style-name="T101">l'insieme dei valori</text:span> booleani, l<text:span text:style-name="T101">'insieme delle</text:span> stringhe</text:p>
          <text:p text:style-name="P9"/>
        </text:list-item>
        <text:list-item>
          <text:p text:style-name="P9"><text:span text:style-name="T101">una </text:span>famiglia di operatori <text:span text:style-name="T101">che </text:span>comprende:</text:p>
        </text:list-item>
      </text:list>
      <text:list xml:id="list396824269" text:style-name="L6">
        <text:list-item>
          <text:p text:style-name="P12">operatori aritmetici (somma, sottrazione, moltiplicazione e divisione) <text:span text:style-name="T101">applicabili agli elementi dell'insieme dei numeri interi</text:span></text:p>
        </text:list-item>
        <text:list-item>
          <text:p text:style-name="P12">operatori di congiunzione, disgiunzione e negazione <text:span text:style-name="T101">applicabili </text:span>per <text:span text:style-name="T101">gli elementi dell'insieme de</text:span>i booleani</text:p>
        </text:list-item>
        <text:list-item>
          <text:p text:style-name="P28"><text:span text:style-name="T24">operatori di confronto tra interi (maggiore, minore, uguale ecc...) applicabili applicabili agli elementi dell'insieme dei numeri </text:span><text:span text:style-name="T26">interi</text:span></text:p>
        </text:list-item>
        <text:list-item>
          <text:p text:style-name="P28"><text:span text:style-name="T24">operatori di concatenazione </text:span><text:span text:style-name="T26">e di selezione di sottostringa </text:span><text:span text:style-name="T24">applicabili agli elementi dell'insieme de</text:span><text:span text:style-name="T26">lle stringhe</text:span><text:span text:style-name="T24">.</text:span></text:p>
        </text:list-item>
      </text:list>
      <text:list xml:id="list1500828339" text:continue-list="list1128739639" text:style-name="L5">
        <text:list-header>
          <text:p text:style-name="P29">Ovviamente <text:span text:style-name="T24">gli operatori possono essere combinati per ottenere delle espressioni.</text:span></text:p>
          <text:p text:style-name="P9"/>
        </text:list-header>
        <text:list-item>
          <text:p text:style-name="P10"><text:span text:style-name="T102">un</text:span> repertorio dei simboli per l<text:span text:style-name="T102">'</text:span>insieme di dati potrebbe essere, <text:span text:style-name="T102">rispettivamente per l'insieme dei numeri interi, per l'insieme dei valori booleani per l'insieme delle stringhe:</text:span> integer, boolean, string</text:p>
        </text:list-item>
      </text:list>
      <text:p text:style-name="P13"><text:soft-page-break/></text:p>
      <text:list xml:id="list1989590613" text:continue-numbering="true" text:style-name="L5">
        <text:list-item>
          <text:p text:style-name="P10"><text:span text:style-name="T102">un</text:span> repertorio di simboli per gli operatori <text:span text:style-name="T102">aritmetici </text:span>potrebbe essere: +, -, *, /; per gli operatori <text:span text:style-name="T102">boolea</text:span><text:span text:style-name="T103">n</text:span><text:span text:style-name="T102">i potrebbe essere</text:span> and, or, not; <text:span text:style-name="T102">per gli operatori di confronto potrebbe essere:</text:span> &gt;, &lt;, =, ≠, ≤, ≥; <text:span text:style-name="T102">per gli operatori di concatenazione</text:span> <text:span text:style-name="T102">potrebbe essere </text:span>substr e <text:span text:style-name="T102">per l'operatore di selezione potrebbe essere </text:span>&amp;</text:p>
          <text:p text:style-name="P10"/>
        </text:list-item>
        <text:list-item>
          <text:p text:style-name="P11"><text:span text:style-name="T103">un repertorio di simboli</text:span> <text:span text:style-name="T103">per </text:span>i <text:span text:style-name="T103">singoli </text:span>elementi <text:span text:style-name="T103">dell'insieme dei numeri interi potrebbero essere: le 10 cifre decimali che formano una sequenza </text:span>eventualmente preceduta da<text:span text:style-name="T103">l simbolo</text:span> + <text:span text:style-name="T103">o</text:span> -, interpretata secondo la notazione decimale; <text:span text:style-name="T103">per gli elementi dell'insieme dei valori booleani potrebbero essere: True e False; per gli elementi dell'insieme delle stringhe potrebbero essere: un qualunque carattere che formano una sequenza racchiusa tra apici</text:span></text:p>
        </text:list-item>
      </text:list>
      <text:p text:style-name="P5"/>
      <text:p text:style-name="P5"><text:span text:style-name="T103">L</text:span>e <text:span text:style-name="T103">proprietà</text:span> di un<text:span text:style-name="T103">'</text:span>algebra dipendono dalla famiglia di insiemi e dalla famiglia di operatori. <text:span text:style-name="T103">N</text:span>ei linguaggi di programmazione il binomio dati–operatori è inscindibile.</text:p>
      <text:p text:style-name="P5"/>
      <text:p text:style-name="P5"><text:span text:style-name="T103">U</text:span>n<text:span text:style-name="T103">'</text:span>astrazione di dati è costituita da una specifica <text:span text:style-name="T103">che </text:span>ha il compito descrivere sinteticamente il tipo dei dati e gli operatori che li caratterizzano <text:span text:style-name="T103">e da </text:span>una realizzazione stabilisce come i dati e gli operatori vengono ricondotti ai tipi di dati e agli operatori già disponibili.</text:p>
      <text:p text:style-name="P5"/>
      <text:p text:style-name="P5"><text:span text:style-name="T104">Per poter attuale l'astrazione di dati </text:span>bisogna <text:span text:style-name="T108">individuare i costrutti del linguaggio di </text:span>programmazione che la consentono <text:span text:style-name="T108">e</text:span> sono necessari mezzi per definire e creare nuovi tipi di dati. <text:span text:style-name="T108">P</text:span>er gli operatori, non <text:span text:style-name="T104">è </text:span>sufficiente usare sottoprogrammi che li implementano, ma bisogna assicurare che a questi vi sia un accesso <text:span text:style-name="T106">controllato</text:span><text:span text:style-name="T104">.</text:span></text:p>
      <text:p text:style-name="P20"/>
      <text:p text:style-name="P5"><text:span text:style-name="T109">D</text:span>isponendo di un linguaggio a tipizzazione forte, possiamo <text:span text:style-name="T109">u</text:span>tilizzare dati che definiamo e dichiariamo direttamente, prescindendo dalla effettiva realizzazione <text:span text:style-name="T109">e </text:span>fare in modo che alle procedure (operatori) costruite per i nostri dati abbiano accesso esclusivamente quei dati. <text:span text:style-name="T109">Q</text:span>ueste caratteristiche necessarie a una buona astrazione di dati sono note come <text:span text:style-name="T18">requisiti della astrazione di dati</text:span>.</text:p>
      <text:p text:style-name="P14"><text:span text:style-name="T109">Tali requisiti sono:</text:span></text:p>
      <text:p text:style-name="P14"><text:span text:style-name="T109"/></text:p>
      <text:list xml:id="list1673639768" text:style-name="L7">
        <text:list-item>
          <text:p text:style-name="P30"><text:span text:style-name="T39">r</text:span><text:span text:style-name="T40">eq</text:span><text:span text:style-name="T39">u</text:span><text:span text:style-name="T40">isi</text:span><text:span text:style-name="T39">t</text:span><text:span text:style-name="T40">o di </text:span><text:span text:style-name="T39">a</text:span><text:span text:style-name="T40">s</text:span><text:span text:style-name="T39">tr</text:span><text:span text:style-name="T40">azi</text:span><text:span text:style-name="T39">o</text:span><text:span text:style-name="T40">ne</text:span><text:span text:style-name="T27">: </text:span><text:span text:style-name="T24">r</text:span><text:span text:style-name="T27">is</text:span><text:span text:style-name="T24">ult</text:span><text:span text:style-name="T27">a </text:span><text:span text:style-name="T24">verificato quando i programmi che usano un'astrazione possono essere scritti in modo da non dipendere dalle scelte di realizzazione. </text:span><text:span text:style-name="T27">N</text:span><text:span text:style-name="T24">el caso di alcuni linguaggi (</text:span><text:span text:style-name="T27">P</text:span><text:span text:style-name="T24">ascal, </text:span><text:span text:style-name="T27">ADA</text:span><text:span text:style-name="T24">, </text:span><text:span text:style-name="T27">M</text:span><text:span text:style-name="T24">odula2 </text:span><text:span text:style-name="T27">ecc...</text:span><text:span text:style-name="T24">) le diverse realizzazioni non provocano cambi nelle intestazioni dei sottoprogrammi che realizzano gli operatori.</text:span></text:p>
          <text:p text:style-name="P30"><text:span text:style-name="T27">L</text:span><text:span text:style-name="T24">a mancanza del requisito di astrazione si manifesta con l'impossibilità di dichiarare </text:span><text:span text:style-name="T38">direttamente</text:span><text:span text:style-name="T24"> variabili con il nuovo tipo definito </text:span><text:span text:style-name="T27">e ciò comporta che n</text:span><text:span text:style-name="T24">el codice non si pu</text:span><text:span text:style-name="T27">ò </text:span><text:span text:style-name="T24">fare riferimento ai nuovi dati creati prescindendo dalla rappresentazione usata e dalla realizzazione.</text:span></text:p>
        </text:list-item>
      </text:list>
      <text:p text:style-name="P5"/>
      <text:list xml:id="list739769659" text:continue-numbering="true" text:style-name="L7">
        <text:list-item>
          <text:p text:style-name="P30"><text:span text:style-name="T39">requisito di protezione</text:span><text:span text:style-name="T24">: </text:span><text:span text:style-name="T27">risu</text:span><text:span text:style-name="T24">l</text:span><text:span text:style-name="T27">ta </text:span><text:span text:style-name="T24">verificato se sui nuovi dati si può lavorare esclusivamente con gli operatori definiti all'atto della specifica.</text:span></text:p>
          <text:p text:style-name="P30"><text:span text:style-name="T27">L</text:span><text:span text:style-name="T24">a mancanza del requisito di protezione si manifesta con la possibilit</text:span><text:span text:style-name="T27">à </text:span><text:span text:style-name="T24">di </text:span><text:soft-page-break/><text:span text:style-name="T24">lavorare con gli operatori definiti per i nuovi dati anche su dati con rappresentazioni simili, ma non omogenei per tipo.</text:span></text:p>
          <text:p text:style-name="P30"><text:span text:style-name="T27">N</text:span><text:span text:style-name="T24">el caso di alcuni linguaggi, il tipo di dichiarative dei sottoprogrammi non specifica formalmente il tipo dei parametri e consente un accesso poco controllato agli operatori.</text:span></text:p>
        </text:list-item>
      </text:list>
      <text:p text:style-name="P5"/>
      <text:p text:style-name="P14"><text:span text:style-name="T109">I</text:span>l requisito di astrazione, in accordo con i principi della astrazione di dati, impone che i programmi siano sensibili solo a variazioni della specifica dei nuovi tipi.</text:p>
      <text:p text:style-name="P14"><text:span text:style-name="T109"/></text:p>
      <text:p text:style-name="P14"><text:span text:style-name="T109">I</text:span>l requisito di protezione è particolarmente importante, se vogliamo che l<text:span text:style-name="T113">'</text:span>esecutore del linguaggio assicuri i controlli di consistenza tra i tipi di dati e gli operatori, non solo ai dati primitivi, ma anche ai dati ottenuti per astrazione.</text:p>
      <text:p text:style-name="P14"/>
      <text:p text:style-name="P31"><text:span text:style-name="T29">S</text:span><text:span text:style-name="T24">i </text:span><text:span text:style-name="T29">è </text:span><text:span text:style-name="T24">detto </text:span><text:span text:style-name="T29">in precedenza </text:span><text:span text:style-name="T24">che un</text:span><text:span text:style-name="T29">'</text:span><text:span text:style-name="T24">astrazione di dati è costituita da una specifica e una realizzazione. </text:span><text:span text:style-name="T28">La</text:span><text:span text:style-name="T24"> specifica ha il compito descrivere sinteticamente il tipo dei dati e gli operatori che li caratterizzano </text:span><text:span text:style-name="T28">e</text:span><text:span text:style-name="T24"> si distingue in </text:span><text:span text:style-name="T39">specifica sintattica</text:span><text:span text:style-name="T24"> </text:span><text:span text:style-name="T28">e </text:span><text:span text:style-name="T41">s</text:span><text:span text:style-name="T39">pecifica semantica</text:span><text:span text:style-name="T24">.</text:span></text:p>
      <text:p text:style-name="P14"/>
      <text:p text:style-name="P15"><text:span text:style-name="T111">L</text:span>a specifica sintattica fornisce:</text:p>
      <text:list xml:id="list46479679" text:style-name="L9">
        <text:list-item>
          <text:p text:style-name="P32"><text:span text:style-name="T24">l'elenco dei nomi dei tipi di dato utilizzati per definire la struttura, delle operazioni specifiche della struttura e delle costanti</text:span></text:p>
        </text:list-item>
        <text:list-item>
          <text:p text:style-name="P32"><text:span text:style-name="T24">i domini di partenza e di arrivo, cioè i tipi degli operandi e del risultato per ogni nome di operatore</text:span></text:p>
        </text:list-item>
      </text:list>
      <text:p text:style-name="P14"/>
      <text:p text:style-name="P15"><text:span text:style-name="T111">L</text:span>a specifica semantica definisce il significato dei nomi introdotti con la specifica sintattica; <text:span text:style-name="T111">fornisce una </text:span>associa<text:span text:style-name="T111">zione</text:span>:</text:p>
      <text:list xml:id="list994610474" text:style-name="L10">
        <text:list-item>
          <text:p text:style-name="P33"><text:span text:style-name="T24">tr</text:span><text:span text:style-name="T28">a </text:span><text:span text:style-name="T24">un insieme </text:span><text:span text:style-name="T28">e</text:span><text:span text:style-name="T24">d ogni nome di tipo introdotto nella specifica sintattica</text:span></text:p>
        </text:list-item>
        <text:list-item>
          <text:p text:style-name="P34"><text:span text:style-name="T24">un valore ad ogni costante</text:span></text:p>
        </text:list-item>
        <text:list-item>
          <text:p text:style-name="P34"><text:span text:style-name="T24">una funzione ad ogni nome di operatore esplicitando sui domini di partenza e di arrivo: </text:span></text:p>
        </text:list-item>
      </text:list>
      <text:list xml:id="list1387844868" text:style-name="L11">
        <text:list-item>
          <text:p text:style-name="P35"><text:span text:style-name="T24">una precondizione che definisce quando l'operatore è applicabile</text:span></text:p>
        </text:list-item>
        <text:list-item>
          <text:p text:style-name="P36"><text:span text:style-name="T24">una postcondizione che stabilisce come il risultato sia vincolato agli argomenti dell</text:span><text:span text:style-name="T30">'</text:span><text:span text:style-name="T24">operatore</text:span></text:p>
        </text:list-item>
      </text:list>
      <text:p text:style-name="P37"><text:span text:style-name="T31"/></text:p>
      <text:p text:style-name="P38"><text:span text:style-name="T31">D</text:span><text:span text:style-name="T24">efinite le specifiche, la realizzazione sfrutta al meglio le possibilit</text:span><text:span text:style-name="T30">à </text:span><text:span text:style-name="T24">offerte dall</text:span><text:span text:style-name="T30">'</text:span><text:span text:style-name="T24">ambiente di programmazione.</text:span></text:p>
      <text:p text:style-name="P38"><text:span text:style-name="T24"/></text:p>
      <text:p text:style-name="P38"><text:span text:style-name="T32">U</text:span><text:span text:style-name="T24">n costrutto di programmazione propriamente adatto alla realizzazione di astrazione di dati dovrà:</text:span></text:p>
      <text:list xml:id="list1592182452" text:continue-list="list994610474" text:style-name="L10">
        <text:list-item>
          <text:p text:style-name="P16">dichiarare esplicitamente quali sono i nuovi tipi di dati e quali sono i nuovi operatori</text:p>
        </text:list-item>
        <text:list-item>
          <text:p text:style-name="P16">definire la rappresentazione dei nuovi dati in termini di dati preesistenti</text:p>
        </text:list-item>
        <text:list-item>
          <text:p text:style-name="P16">contenere un insieme di sottoprogrammi che realizzino gli operatori definiti sui nuovi dati</text:p>
          <text:p text:style-name="P16"/>
        </text:list-item>
      </text:list>
      <text:p text:style-name="P18"><text:span text:style-name="T113">I </text:span>dati sono spesso riuniti <text:span text:style-name="T113">insieme </text:span>in <text:span text:style-name="T113">una struttura </text:span>dett<text:span text:style-name="T113">a</text:span> struttur<text:span text:style-name="T113">a</text:span> di dati <text:span text:style-name="T113">che può essere vista come un </text:span>particolar<text:span text:style-name="T113">e</text:span> tip<text:span text:style-name="T113">o</text:span> di dato, caratterizzat<text:span text:style-name="T113">o</text:span> più dall'organizzazione dei dati più che dal tipo dei dati stessi, <text:span text:style-name="T113">infatti </text:span>il tipo dei dati contenuti può essere addirittura parametrico</text:p>
      <text:p text:style-name="P18"/>
      <text:p text:style-name="P18"><text:soft-page-break/><text:span text:style-name="T113">U</text:span>na struttura di dati è composta quindi da:</text:p>
      <text:list xml:id="list1594981430" text:continue-numbering="true" text:style-name="L10">
        <text:list-item>
          <text:p text:style-name="P16">un modo sistematico di organizzare i dati</text:p>
        </text:list-item>
        <text:list-item>
          <text:p text:style-name="P17">un insieme di operatori che permettono di manipolare la struttura</text:p>
        </text:list-item>
      </text:list>
      <text:p text:style-name="P18"/>
      <text:p text:style-name="P18"><text:span text:style-name="T113">F</text:span>ormalmente, una struttura di dati è un modello matematico che consiste nella definizione di una collezione di valori (dominio) sui quali sono ammesse certe operazioni (funzioni).</text:p>
      <text:p text:style-name="P18"/>
      <text:p text:style-name="P19"><text:span text:style-name="T116">La </text:span>realizzazione <text:span text:style-name="T116">riconduce le </text:span>specific<text:span text:style-name="T116">he sintattiche e semantiche</text:span> ai tipi primitivi e agli operatori già disponibili; in particolare gli operatori sono realizzati con sottoprogrammi.</text:p>
      <text:p text:style-name="P19"><text:span text:style-name="T116">L</text:span>e metodologie di programmazione tendono a rendere la realizzazione non visibile all<text:span text:style-name="T116">'</text:span>utente, ma alla stessa specifica possono corrispondere realizzazioni più o meno efficienti. <text:span text:style-name="T116">O</text:span>ltre a valutare l<text:span text:style-name="T116">'</text:span>efficienza dell<text:span text:style-name="T116">'</text:span>algoritmo, <text:span text:style-name="T116">è </text:span>necessario, per programmi che usano dati astratti, valutare l’efficienza dei programmi che realizzano gli operatori.</text:p>
      <text:p text:style-name="P21"/>
      <text:p text:style-name="P21"><text:span text:style-name="T117">P</text:span>er valutare l’efficienza, si prescinde dalle caratteristiche della macchina, e si fa riferimento a:</text:p>
      <text:list xml:id="list1662803984" text:style-name="L12">
        <text:list-item>
          <text:p text:style-name="P22">dati contenuti in memoria</text:p>
        </text:list-item>
        <text:list-item>
          <text:p text:style-name="P22">memoria organizzata in celle (parola)</text:p>
        </text:list-item>
        <text:list-item>
          <text:p text:style-name="P22">celle accessibili tramite indirizzo</text:p>
        </text:list-item>
        <text:list-item>
          <text:p text:style-name="P22">indirizzi che sono interi consecutivi</text:p>
        </text:list-item>
        <text:list-item>
          <text:p text:style-name="P22">dati elementari che non decidono la capacità di una cella (maxint)</text:p>
        </text:list-item>
        <text:list-item>
          <text:p text:style-name="P22">variabili contenute in celle di indirizzo noto il cui accesso richiede tempo costante.</text:p>
        </text:list-item>
      </text:list>
      <text:p text:style-name="P21"/>
      <text:p text:style-name="P23"><text:span text:style-name="T121">L'astrazione dati deve anche verificare il requisito di protezione e ciò si traduce nel concetto di </text:span><text:span text:style-name="T18">Information Hiding</text:span> <text:span text:style-name="T121">che suggerisce di nascondere delle informazioni nella realizzazione della struttura </text:span>perché non necessaria al fruitore dell<text:span text:style-name="T121">'</text:span>entità astratta, sia perché la sua rivelazione creerebbe delle inutili dipendenze e finirebbero per compromettere l<text:span text:style-name="T121">'</text:span>invarianza ai cambiamenti.</text:p>
      <text:p text:style-name="P23">Nella astrazione procedurale la tecnica suggerisce di nascondere i dettagli del processo di trasformazione.</text:p>
      <text:p text:style-name="P23">Nella astrazione dati la tecnica identifica nella rappresentazione del dato l<text:span text:style-name="T121">'</text:span>informazione da nascondere.</text:p>
      <text:p text:style-name="P23">In entrambi i casi non si dice <text:span text:style-name="T121">come fare qualcosa. </text:span></text:p>
      <text:p text:style-name="P21"/>
      <text:p text:style-name="P23">L<text:span text:style-name="T121">'</text:span>incapsulamento (encapsulation) è una tecnica di progettazione consistente nell<text:span text:style-name="T121">'</text:span>impacchettare (racchiudere in capsule) una collezione di cose, creando una barriera concettuale <text:span text:style-name="T121">ed è l'esempio classico di information hiding</text:span>.</text:p>
      <text:p text:style-name="P23"><text:span text:style-name="T121">L'incapsulamento i</text:span>mplica <text:span text:style-name="T121">u</text:span>n processo <text:span text:style-name="T121">definito</text:span> impacchettamento <text:span text:style-name="T121">e la presenza di u</text:span>na entità <text:span text:style-name="T121">ossia </text:span>il pacchetto.</text:p>
      <text:p text:style-name="P23">L<text:span text:style-name="T121">'</text:span>incapsulamento <text:span text:style-name="T121">non </text:span>dice come devono essere le <text:span text:style-name="T105">pareti</text:span> del pacchetto, che potranno essere:</text:p>
      <text:list xml:id="list2059385173" text:style-name="L13">
        <text:list-item>
          <text:p text:style-name="P39"><text:span text:style-name="T33">Trasparenti: permettendo di vedere tutto ciò che è stato impacchettato</text:span></text:p>
        </text:list-item>
        <text:list-item>
          <text:p text:style-name="P39"><text:span text:style-name="T33">Traslucide: permettendo di vedere in modo parziale il contenuto</text:span></text:p>
        </text:list-item>
        <text:list-item>
          <text:p text:style-name="P39"><text:span text:style-name="T33">Opache: nascondendo tutto il contenuto del pacchetto.</text:span></text:p>
        </text:list-item>
      </text:list>
      <text:list xml:id="list608299521" text:continue-list="list1662803984" text:style-name="L12">
        <text:list-header>
          <text:p text:style-name="P22"/>
        </text:list-header>
      </text:list>
      <text:p text:style-name="P21">La combinazione del principio dell<text:span text:style-name="T121">'</text:span>astrazione dati con la tecnica dell<text:span text:style-name="T121">'</text:span>incapsulamento suggerisce che:</text:p>
      <text:list xml:id="list150047146" text:continue-numbering="true" text:style-name="L12">
        <text:list-item>
          <text:p text:style-name="P22"><text:soft-page-break/><text:span text:style-name="T121">l</text:span>a rappresentazione del dato va nascosta</text:p>
        </text:list-item>
        <text:list-item>
          <text:p text:style-name="P22"><text:span text:style-name="T121">l'</text:span>accesso al dato deve passare solo attraverso operazioni lecite</text:p>
        </text:list-item>
        <text:list-item>
          <text:p text:style-name="P22"><text:span text:style-name="T121">l</text:span>e operazioni lecite, che ovviamente devono avere accesso alla informazione sulla rappresentazione del dato, vanno impacchettate con la rappresentazione del dato stesso</text:p>
        </text:list-item>
      </text:list>
      <text:p text:style-name="P21"/>
      <text:p text:style-name="P24">I principi che consentono di mettere in pratica uno stile di programmazione rigoroso <text:span text:style-name="T122">si basano su:</text:span></text:p>
      <text:list xml:id="list1186342138" text:style-name="L14">
        <text:list-item>
          <text:p text:style-name="P40"><text:span text:style-name="T33">Astrazione dei dati: non serve conoscere la rappresentazione e l</text:span><text:span text:style-name="T34">'</text:span><text:span text:style-name="T33">implementazione interna di un oggetto usarlo</text:span></text:p>
        </text:list-item>
        <text:list-item>
          <text:p text:style-name="P40"><text:span text:style-name="T33">Modularità/modificabilità: l’universo è strutturato in oggetti di cui è facile cambiare la definizione</text:span></text:p>
        </text:list-item>
        <text:list-item>
          <text:p text:style-name="P40"><text:span text:style-name="T33">Riutilizzabilità: poiché un oggetto è definito dal proprio comportamento, grazie ad un'interfaccia esplicita, è facile includerlo in una libreria da riutilizzare all’occorrenza</text:span></text:p>
        </text:list-item>
        <text:list-item>
          <text:p text:style-name="P40"><text:span text:style-name="T33">Leggibilità/comprensibilità: l</text:span><text:span text:style-name="T34">'</text:span><text:span text:style-name="T33">incapsulamento, la possibilità di overloading e la modularità aumentano la leggibilità di un programma</text:span></text:p>
        </text:list-item>
      </text:list>
      <text:list xml:id="list1214284157" text:continue-list="list150047146" text:style-name="L12">
        <text:list-header>
          <text:p text:style-name="P22"/>
        </text:list-header>
      </text:list>
      <text:p text:style-name="P21">Grazie all<text:span text:style-name="T122">'</text:span>astrazione dati e all<text:span text:style-name="T122">'</text:span>incapsulamento un oggetto contiene ("incapsula") al suo interno gli attributi (dati) e i metodi (procedure) che accedono ai dati stessi. Lo scopo principale è dare accesso ai dati incapsulati solo attraverso i metodi definiti, nell'interfaccia, come accessibili dall'esterno. E<text:span text:style-name="T122">' </text:span>possibile vedere l'oggetto come una scatola nera della quale, attraverso l‘interfaccia,sappiamo cosa fa e come interagisce con l'esterno ma non come lo fa. I vantaggi principali portati sono: robustezza, indipendenza e l'estrema riusabilità degli oggetti creat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MDGMOL+SymbolMT" svg:font-family="MDGMOL+SymbolMT"/>
    <style:font-face style:name="MDGPFA+Wingdings-Regular" svg:font-family="MDGPFA+Wingdings-Regular"/>
    <style:font-face style:name="OpenSymbol" svg:font-family="OpenSymbol"/>
    <style:font-face style:name="TimesNewRomanPSMT" svg:font-family="TimesNewRomanPSMT" style:font-family-generic="roman"/>
    <style:font-face style:name="Arial-BoldItalicMT" svg:font-family="Arial-BoldItalicMT" style:font-family-generic="swiss"/>
    <style:font-face style:name="Arial-BoldMT" svg:font-family="Arial-BoldMT" style:font-family-generic="swiss"/>
    <style:font-face style:name="Arial-ItalicMT" svg:font-family="Arial-ItalicMT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ckyuser </meta:initial-creator>
    <meta:creation-date>2010-12-06T17:56:45</meta:creation-date>
    <dc:date>2010-12-07T00:50:02</dc:date>
    <dc:creator>packyuser </dc:creator>
    <meta:editing-duration>PT06H36M36S</meta:editing-duration>
    <meta:editing-cycles>15</meta:editing-cycles>
    <meta:generator>OpenOffice.org/3.2$Unix OpenOffice.org_project/320m19$Build-9505</meta:generator>
    <meta:document-statistic meta:table-count="0" meta:image-count="0" meta:object-count="0" meta:page-count="6" meta:paragraph-count="97" meta:word-count="2161" meta:character-count="14474"/>
  </office:meta>
</office:document-meta>
</file>